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SiteManager.contains( Document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SiteManager.copy( Document sourceDocument , Document destinationDocu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SiteManager.getStore(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SiteManager.getAvailableLocator( DocumentFactory factory , DocumentLocator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iteManager.getSiteStructure( DocumentFactory map , Publication publication , String ar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iteManager.containsInAnyLanguage( Document re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impleSiteManager.setVisibleInNav( Document document , boolean visibleInNa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SiteManager.getKey( Publication publication , String ar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iteManager.getStore( DocumentFactory map , Publication publication , String are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leSiteManager.getRequiringResources( DocumentFactory map , SiteNod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iteManager.set( String path , Document doc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SiteManager.isVisibleInNav(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iteManager.getDocuments( DocumentFactory identityMap , Publication publication , String are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SiteManager.getCollectionUuid( Publication pub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impleSiteManager.add( String path ,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iteManag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iteManager.requires( DocumentFactory map , SiteNode dependingResource , SiteNode required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iteManager.getRequiredResources( DocumentFactory map , Document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